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vec alph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o RAM</text:p>
          </table:table-cell>
          <table:table-cell office:value-type="string" calcext:value-type="string">
            <text:p>Mpix</text:p>
          </table:table-cell>
          <table:table-cell office:value-type="string" calcext:value-type="string">
            <text:p>Coef</text:p>
          </table:table-cell>
          <table:table-cell office:value-type="string" calcext:value-type="string">
            <text:p>Go reserved</text:p>
          </table:table-cell>
          <table:table-cell office:value-type="string" calcext:value-type="string">
            <text:p>Go free</text:p>
          </table:table-cell>
        </table:table-row>
        <table:table-row table:style-name="ro1">
          <table:table-cell office:value-type="string" calcext:value-type="string">
            <text:p>Base </text:p>
          </table:table-cell>
          <table:table-cell office:value-type="float" office:value="1" calcext:value-type="float">
            <text:p>1</text:p>
          </table:table-cell>
          <table:table-cell table:formula="of:=8*[.D3]*[.B3]" office:value-type="float" office:value="8.67593582887701" calcext:value-type="float">
            <text:p>8,6759358289</text:p>
          </table:table-cell>
          <table:table-cell table:formula="of:=0.4+[.B3]/(1+(59*[.B3])/128)" office:value-type="float" office:value="1.08449197860963" calcext:value-type="float">
            <text:p>1,0844919786</text:p>
          </table:table-cell>
          <table:table-cell table:formula="of:=(([.C3]*1024*1024+700)*4*4/1024/1024/1024)*3+0.07" office:value-type="float" office:value="0.476715784417117" calcext:value-type="float">
            <text:p>0,4767157844</text:p>
          </table:table-cell>
          <table:table-cell table:formula="of:=[.B3]-[.E3]" office:value-type="float" office:value="0.523284215582883" calcext:value-type="float">
            <text:p>0,523284215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*[.D4]*[.B4]" office:value-type="float" office:value="23.050406504065" calcext:value-type="float">
            <text:p>23,0504065041</text:p>
          </table:table-cell>
          <table:table-cell table:formula="of:=0.4+[.B4]/(1+(59*[.B4])/128)" office:value-type="float" office:value="1.44065040650407" calcext:value-type="float">
            <text:p>1,4406504065</text:p>
          </table:table-cell>
          <table:table-cell table:formula="of:=(([.C4]*1024*1024+700)*4*4/1024/1024/1024)*3+0.07" office:value-type="float" office:value="1.15051909731656" calcext:value-type="float">
            <text:p>1,1505190973</text:p>
          </table:table-cell>
          <table:table-cell table:formula="of:=[.B4]-[.E4]" office:value-type="float" office:value="0.849480902683444" calcext:value-type="float">
            <text:p>0,84948090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*[.D5]*[.B5]" office:value-type="float" office:value="39.816393442623" calcext:value-type="float">
            <text:p>39,8163934426</text:p>
          </table:table-cell>
          <table:table-cell table:formula="of:=0.4+[.B5]/(1+(59*[.B5])/128)" office:value-type="float" office:value="1.65901639344262" calcext:value-type="float">
            <text:p>1,6590163934</text:p>
          </table:table-cell>
          <table:table-cell table:formula="of:=(([.C5]*1024*1024+700)*4*4/1024/1024/1024)*3+0.07" office:value-type="float" office:value="1.93642473506146" calcext:value-type="float">
            <text:p>1,9364247351</text:p>
          </table:table-cell>
          <table:table-cell table:formula="of:=[.B5]-[.E5]" office:value-type="float" office:value="1.06357526493854" calcext:value-type="float">
            <text:p>1,06357526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8*[.D6]*[.B6]" office:value-type="float" office:value="57.810989010989" calcext:value-type="float">
            <text:p>57,810989011</text:p>
          </table:table-cell>
          <table:table-cell table:formula="of:=0.4+[.B6]/(1+(59*[.B6])/128)" office:value-type="float" office:value="1.80659340659341" calcext:value-type="float">
            <text:p>1,8065934066</text:p>
          </table:table-cell>
          <table:table-cell table:formula="of:=(([.C6]*1024*1024+700)*4*4/1024/1024/1024)*3+0.07" office:value-type="float" office:value="2.77992140232862" calcext:value-type="float">
            <text:p>2,7799214023</text:p>
          </table:table-cell>
          <table:table-cell table:formula="of:=[.B6]-[.E6]" office:value-type="float" office:value="1.22007859767138" calcext:value-type="float">
            <text:p>1,220078597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*[.D7]*[.B7]" office:value-type="float" office:value="95.6813278008299" calcext:value-type="float">
            <text:p>95,6813278008</text:p>
          </table:table-cell>
          <table:table-cell table:formula="of:=0.4+[.B7]/(1+(59*[.B7])/128)" office:value-type="float" office:value="1.99336099585062" calcext:value-type="float">
            <text:p>1,9933609959</text:p>
          </table:table-cell>
          <table:table-cell table:formula="of:=(([.C7]*1024*1024+700)*4*4/1024/1024/1024)*3+0.07" office:value-type="float" office:value="4.55509353310241" calcext:value-type="float">
            <text:p>4,5550935331</text:p>
          </table:table-cell>
          <table:table-cell table:formula="of:=[.B7]-[.E7]" office:value-type="float" office:value="1.44490646689759" calcext:value-type="float">
            <text:p>1,444906466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8*[.D8]*[.B8]" office:value-type="float" office:value="134.826666666667" calcext:value-type="float">
            <text:p>134,8266666667</text:p>
          </table:table-cell>
          <table:table-cell table:formula="of:=0.4+[.B8]/(1+(59*[.B8])/128)" office:value-type="float" office:value="2.10666666666667" calcext:value-type="float">
            <text:p>2,1066666667</text:p>
          </table:table-cell>
          <table:table-cell table:formula="of:=(([.C8]*1024*1024+700)*4*4/1024/1024/1024)*3+0.07" office:value-type="float" office:value="6.39003129243851" calcext:value-type="float">
            <text:p>6,3900312924</text:p>
          </table:table-cell>
          <table:table-cell table:formula="of:=[.B8]-[.E8]" office:value-type="float" office:value="1.60996870756149" calcext:value-type="float">
            <text:p>1,609968707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8*[.D9]*[.B9]" office:value-type="float" office:value="295.737313432836" calcext:value-type="float">
            <text:p>295,7373134328</text:p>
          </table:table-cell>
          <table:table-cell table:formula="of:=0.4+[.B9]/(1+(59*[.B9])/128)" office:value-type="float" office:value="2.31044776119403" calcext:value-type="float">
            <text:p>2,3104477612</text:p>
          </table:table-cell>
          <table:table-cell table:formula="of:=(([.C9]*1024*1024+700)*4*4/1024/1024/1024)*3+0.07" office:value-type="float" office:value="13.9327178596027" calcext:value-type="float">
            <text:p>13,9327178596</text:p>
          </table:table-cell>
          <table:table-cell table:formula="of:=[.B9]-[.E9]" office:value-type="float" office:value="2.06728214039731" calcext:value-type="float">
            <text:p>2,067282140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8*[.D10]*[.B10]" office:value-type="float" office:value="622.526984126984" calcext:value-type="float">
            <text:p>622,526984127</text:p>
          </table:table-cell>
          <table:table-cell table:formula="of:=0.4+[.B10]/(1+(59*[.B10])/128)" office:value-type="float" office:value="2.43174603174603" calcext:value-type="float">
            <text:p>2,4317460317</text:p>
          </table:table-cell>
          <table:table-cell table:formula="of:=(([.C10]*1024*1024+700)*4*4/1024/1024/1024)*3+0.07" office:value-type="float" office:value="29.2509836733909" calcext:value-type="float">
            <text:p>29,2509836734</text:p>
          </table:table-cell>
          <table:table-cell table:formula="of:=[.B10]-[.E10]" office:value-type="float" office:value="2.74901632660912" calcext:value-type="float">
            <text:p>2,749016326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8*[.D11]*[.B11]" office:value-type="float" office:value="1279.1606557377" calcext:value-type="float">
            <text:p>1279,1606557377</text:p>
          </table:table-cell>
          <table:table-cell table:formula="of:=0.4+[.B11]/(1+(59*[.B11])/128)" office:value-type="float" office:value="2.4983606557377" calcext:value-type="float">
            <text:p>2,4983606557</text:p>
          </table:table-cell>
          <table:table-cell table:formula="of:=(([.C11]*1024*1024+700)*4*4/1024/1024/1024)*3+0.07" office:value-type="float" office:value="60.0306870301434" calcext:value-type="float">
            <text:p>60,0306870301</text:p>
          </table:table-cell>
          <table:table-cell table:formula="of:=[.B11]-[.E11]" office:value-type="float" office:value="3.96931296985657" calcext:value-type="float">
            <text:p>3,969312969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8*[.D12]*[.B12]" office:value-type="float" office:value="2594.13333333333" calcext:value-type="float">
            <text:p>2594,1333333333</text:p>
          </table:table-cell>
          <table:table-cell table:formula="of:=0.4+[.B12]/(1+(59*[.B12])/128)" office:value-type="float" office:value="2.53333333333333" calcext:value-type="float">
            <text:p>2,5333333333</text:p>
          </table:table-cell>
          <table:table-cell table:formula="of:=(([.C12]*1024*1024+700)*4*4/1024/1024/1024)*3+0.07" office:value-type="float" office:value="121.670031292439" calcext:value-type="float">
            <text:p>121,6700312924</text:p>
          </table:table-cell>
          <table:table-cell table:formula="of:=[.B12]-[.E12]" office:value-type="float" office:value="6.32996870756151" calcext:value-type="float">
            <text:p>6,3299687076</text:p>
          </table:table-cell>
        </table:table-row>
      </table:table>
      <table:table table:name="Feuille2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ans alph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o RAM</text:p>
          </table:table-cell>
          <table:table-cell office:value-type="string" calcext:value-type="string">
            <text:p>Mpix</text:p>
          </table:table-cell>
          <table:table-cell office:value-type="string" calcext:value-type="string">
            <text:p>Coef</text:p>
          </table:table-cell>
          <table:table-cell office:value-type="string" calcext:value-type="string">
            <text:p>Go reserved</text:p>
          </table:table-cell>
          <table:table-cell office:value-type="string" calcext:value-type="string">
            <text:p>Go free</text:p>
          </table:table-cell>
        </table:table-row>
        <table:table-row table:style-name="ro1">
          <table:table-cell office:value-type="string" calcext:value-type="string">
            <text:p>Base </text:p>
          </table:table-cell>
          <table:table-cell office:value-type="float" office:value="1" calcext:value-type="float">
            <text:p>1</text:p>
          </table:table-cell>
          <table:table-cell table:formula="of:=8*[.D3]*[.B3]" office:value-type="float" office:value="12.7385948622717" calcext:value-type="float">
            <text:p>12,7385948623</text:p>
          </table:table-cell>
          <table:table-cell table:formula="of:=0.8+[.B3]/(1+(33.55*[.B3])/128)" office:value-type="float" office:value="1.59232435778397" calcext:value-type="float">
            <text:p>1,5923243578</text:p>
          </table:table-cell>
          <table:table-cell table:formula="of:=(([.C3]*1024*1024+700)*3*3/1024/1024/1024)*3+0.07" office:value-type="float" office:value="0.405898521216716" calcext:value-type="float">
            <text:p>0,4058985212</text:p>
          </table:table-cell>
          <table:table-cell table:formula="of:=[.B3]-[.E3]" office:value-type="float" office:value="0.594101478783284" calcext:value-type="float">
            <text:p>0,59410147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*[.D4]*[.B4]" office:value-type="float" office:value="33.7943618657099" calcext:value-type="float">
            <text:p>33,7943618657</text:p>
          </table:table-cell>
          <table:table-cell table:formula="of:=0.8+[.B4]/(1+(33.55*[.B4])/128)" office:value-type="float" office:value="2.11214761660687" calcext:value-type="float">
            <text:p>2,1121476166</text:p>
          </table:table-cell>
          <table:table-cell table:formula="of:=(([.C4]*1024*1024+700)*3*3/1024/1024/1024)*3+0.07" office:value-type="float" office:value="0.961079877752683" calcext:value-type="float">
            <text:p>0,9610798778</text:p>
          </table:table-cell>
          <table:table-cell table:formula="of:=[.B4]-[.E4]" office:value-type="float" office:value="1.03892012224732" calcext:value-type="float">
            <text:p>1,03892012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*[.D5]*[.B5]" office:value-type="float" office:value="59.5061447627378" calcext:value-type="float">
            <text:p>59,5061447627</text:p>
          </table:table-cell>
          <table:table-cell table:formula="of:=0.8+[.B5]/(1+(33.55*[.B5])/128)" office:value-type="float" office:value="2.47942269844741" calcext:value-type="float">
            <text:p>2,4794226984</text:p>
          </table:table-cell>
          <table:table-cell table:formula="of:=(([.C5]*1024*1024+700)*3*3/1024/1024/1024)*3+0.07" office:value-type="float" office:value="1.63902727835791" calcext:value-type="float">
            <text:p>1,6390272784</text:p>
          </table:table-cell>
          <table:table-cell table:formula="of:=[.B5]-[.E5]" office:value-type="float" office:value="1.36097272164209" calcext:value-type="float">
            <text:p>1,360972721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8*[.D6]*[.B6]" office:value-type="float" office:value="88.0866514111365" calcext:value-type="float">
            <text:p>88,0866514111</text:p>
          </table:table-cell>
          <table:table-cell table:formula="of:=0.8+[.B6]/(1+(33.55*[.B6])/128)" office:value-type="float" office:value="2.75270785659802" calcext:value-type="float">
            <text:p>2,7527078566</text:p>
          </table:table-cell>
          <table:table-cell table:formula="of:=(([.C6]*1024*1024+700)*3*3/1024/1024/1024)*3+0.07" office:value-type="float" office:value="2.39261485600124" calcext:value-type="float">
            <text:p>2,392614856</text:p>
          </table:table-cell>
          <table:table-cell table:formula="of:=[.B6]-[.E6]" office:value-type="float" office:value="1.60738514399876" calcext:value-type="float">
            <text:p>1,60738514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*[.D7]*[.B7]" office:value-type="float" office:value="150.346553294868" calcext:value-type="float">
            <text:p>150,3465532949</text:p>
          </table:table-cell>
          <table:table-cell table:formula="of:=0.8+[.B7]/(1+(33.55*[.B7])/128)" office:value-type="float" office:value="3.13221986030975" calcext:value-type="float">
            <text:p>3,1322198603</text:p>
          </table:table-cell>
          <table:table-cell table:formula="of:=(([.C7]*1024*1024+700)*3*3/1024/1024/1024)*3+0.07" office:value-type="float" office:value="4.03423336270119" calcext:value-type="float">
            <text:p>4,0342333627</text:p>
          </table:table-cell>
          <table:table-cell table:formula="of:=[.B7]-[.E7]" office:value-type="float" office:value="1.96576663729882" calcext:value-type="float">
            <text:p>1,965766637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8*[.D8]*[.B8]" office:value-type="float" office:value="216.527951564077" calcext:value-type="float">
            <text:p>216,5279515641</text:p>
          </table:table-cell>
          <table:table-cell table:formula="of:=0.8+[.B8]/(1+(33.55*[.B8])/128)" office:value-type="float" office:value="3.3832492431887" calcext:value-type="float">
            <text:p>3,3832492432</text:p>
          </table:table-cell>
          <table:table-cell table:formula="of:=(([.C8]*1024*1024+700)*3*3/1024/1024/1024)*3+0.07" office:value-type="float" office:value="5.77925069987759" calcext:value-type="float">
            <text:p>5,7792506999</text:p>
          </table:table-cell>
          <table:table-cell table:formula="of:=[.B8]-[.E8]" office:value-type="float" office:value="2.22074930012241" calcext:value-type="float">
            <text:p>2,220749300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8*[.D9]*[.B9]" office:value-type="float" office:value="496.720096269555" calcext:value-type="float">
            <text:p>496,7200962696</text:p>
          </table:table-cell>
          <table:table-cell table:formula="of:=0.8+[.B9]/(1+(33.55*[.B9])/128)" office:value-type="float" office:value="3.8806257521059" calcext:value-type="float">
            <text:p>3,8806257521</text:p>
          </table:table-cell>
          <table:table-cell table:formula="of:=(([.C9]*1024*1024+700)*3*3/1024/1024/1024)*3+0.07" office:value-type="float" office:value="13.1671295153541" calcext:value-type="float">
            <text:p>13,1671295154</text:p>
          </table:table-cell>
          <table:table-cell table:formula="of:=[.B9]-[.E9]" office:value-type="float" office:value="2.83287048464594" calcext:value-type="float">
            <text:p>2,832870484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8*[.D10]*[.B10]" office:value-type="float" office:value="1077.44980026631" calcext:value-type="float">
            <text:p>1077,4498002663</text:p>
          </table:table-cell>
          <table:table-cell table:formula="of:=0.8+[.B10]/(1+(33.55*[.B10])/128)" office:value-type="float" office:value="4.20878828229028" calcext:value-type="float">
            <text:p>4,2087882823</text:p>
          </table:table-cell>
          <table:table-cell table:formula="of:=(([.C10]*1024*1024+700)*3*3/1024/1024/1024)*3+0.07" office:value-type="float" office:value="28.479338507456" calcext:value-type="float">
            <text:p>28,4793385075</text:p>
          </table:table-cell>
          <table:table-cell table:formula="of:=[.B10]-[.E10]" office:value-type="float" office:value="3.52066149254395" calcext:value-type="float">
            <text:p>3,520661492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8*[.D11]*[.B11]" office:value-type="float" office:value="2253.08804500703" calcext:value-type="float">
            <text:p>2253,088045007</text:p>
          </table:table-cell>
          <table:table-cell table:formula="of:=0.8+[.B11]/(1+(33.55*[.B11])/128)" office:value-type="float" office:value="4.40056258790436" calcext:value-type="float">
            <text:p>4,4005625879</text:p>
          </table:table-cell>
          <table:table-cell table:formula="of:=(([.C11]*1024*1024+700)*3*3/1024/1024/1024)*3+0.07" office:value-type="float" office:value="59.4776125387055" calcext:value-type="float">
            <text:p>59,4776125387</text:p>
          </table:table-cell>
          <table:table-cell table:formula="of:=[.B11]-[.E11]" office:value-type="float" office:value="4.52238746129447" calcext:value-type="float">
            <text:p>4,522387461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8*[.D12]*[.B12]" office:value-type="float" office:value="4612.89030390738" calcext:value-type="float">
            <text:p>4612,8903039074</text:p>
          </table:table-cell>
          <table:table-cell table:formula="of:=0.8+[.B12]/(1+(33.55*[.B12])/128)" office:value-type="float" office:value="4.50477568740955" calcext:value-type="float">
            <text:p>4,5047756874</text:p>
          </table:table-cell>
          <table:table-cell table:formula="of:=(([.C12]*1024*1024+700)*3*3/1024/1024/1024)*3+0.07" office:value-type="float" office:value="121.698961162055" calcext:value-type="float">
            <text:p>121,6989611621</text:p>
          </table:table-cell>
          <table:table-cell table:formula="of:=[.B12]-[.E12]" office:value-type="float" office:value="6.30103883794546" calcext:value-type="float">
            <text:p>6,3010388379</text:p>
          </table:table-cell>
        </table:table-row>
      </table:table>
      <table:table table:name="Feuille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Avec alph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o RAM</text:p>
          </table:table-cell>
          <table:table-cell office:value-type="string" calcext:value-type="string">
            <text:p>Mpix</text:p>
          </table:table-cell>
          <table:table-cell office:value-type="string" calcext:value-type="string">
            <text:p>Coef</text:p>
          </table:table-cell>
          <table:table-cell office:value-type="string" calcext:value-type="string">
            <text:p>Go reserved</text:p>
          </table:table-cell>
          <table:table-cell office:value-type="string" calcext:value-type="string">
            <text:p>Go free</text:p>
          </table:table-cell>
        </table:table-row>
        <table:table-row table:style-name="ro1">
          <table:table-cell office:value-type="string" calcext:value-type="string">
            <text:p>Base </text:p>
          </table:table-cell>
          <table:table-cell office:value-type="float" office:value="1" calcext:value-type="float">
            <text:p>1</text:p>
          </table:table-cell>
          <table:table-cell table:formula="of:=9*[.D3]*[.B3]" office:value-type="float" office:value="9.36" calcext:value-type="float">
            <text:p>9,36</text:p>
          </table:table-cell>
          <table:table-cell table:formula="of:=MIN(2.05; 1+(([.$B3]*0.04)))" office:value-type="float" office:value="1.04" calcext:value-type="float">
            <text:p>1,04</text:p>
          </table:table-cell>
          <table:table-cell table:formula="of:=(([.C3]*1024*1024+700)*4*4/1024/1024/1024)*3+0.07" office:value-type="float" office:value="0.508781292438507" calcext:value-type="float">
            <text:p>0,5087812924</text:p>
          </table:table-cell>
          <table:table-cell table:formula="of:=[.B3]-[.E3]" office:value-type="float" office:value="0.491218707561493" calcext:value-type="float">
            <text:p>0,491218707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*[.D4]*[.B4]" office:value-type="float" office:value="17.28" calcext:value-type="float">
            <text:p>17,28</text:p>
          </table:table-cell>
          <table:table-cell table:formula="of:=MIN(2.05; 1+(([.$B4]*0.04)))" office:value-type="float" office:value="1.08" calcext:value-type="float">
            <text:p>1,08</text:p>
          </table:table-cell>
          <table:table-cell table:formula="of:=(([.C4]*1024*1024+700)*4*4/1024/1024/1024)*3+0.07" office:value-type="float" office:value="0.880031292438507" calcext:value-type="float">
            <text:p>0,8800312924</text:p>
          </table:table-cell>
          <table:table-cell table:formula="of:=[.B4]-[.E4]" office:value-type="float" office:value="1.11996870756149" calcext:value-type="float">
            <text:p>1,119968707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*[.D5]*[.B5]" office:value-type="float" office:value="26.88" calcext:value-type="float">
            <text:p>26,88</text:p>
          </table:table-cell>
          <table:table-cell table:formula="of:=MIN(2.05; 1+(([.$B5]*0.04)))" office:value-type="float" office:value="1.12" calcext:value-type="float">
            <text:p>1,12</text:p>
          </table:table-cell>
          <table:table-cell table:formula="of:=(([.C5]*1024*1024+700)*4*4/1024/1024/1024)*3+0.07" office:value-type="float" office:value="1.33003129243851" calcext:value-type="float">
            <text:p>1,3300312924</text:p>
          </table:table-cell>
          <table:table-cell table:formula="of:=[.B5]-[.E5]" office:value-type="float" office:value="1.66996870756149" calcext:value-type="float">
            <text:p>1,66996870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8*[.D6]*[.B6]" office:value-type="float" office:value="37.12" calcext:value-type="float">
            <text:p>37,12</text:p>
          </table:table-cell>
          <table:table-cell table:formula="of:=MIN(2.05; 1+(([.$B6]*0.04)))" office:value-type="float" office:value="1.16" calcext:value-type="float">
            <text:p>1,16</text:p>
          </table:table-cell>
          <table:table-cell table:formula="of:=(([.C6]*1024*1024+700)*4*4/1024/1024/1024)*3+0.07" office:value-type="float" office:value="1.81003129243851" calcext:value-type="float">
            <text:p>1,8100312924</text:p>
          </table:table-cell>
          <table:table-cell table:formula="of:=[.B6]-[.E6]" office:value-type="float" office:value="2.18996870756149" calcext:value-type="float">
            <text:p>2,18996870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*[.D7]*[.B7]" office:value-type="float" office:value="59.52" calcext:value-type="float">
            <text:p>59,52</text:p>
          </table:table-cell>
          <table:table-cell table:formula="of:=MIN(2.05; 1+(([.$B7]*0.04)))" office:value-type="float" office:value="1.24" calcext:value-type="float">
            <text:p>1,24</text:p>
          </table:table-cell>
          <table:table-cell table:formula="of:=(([.C7]*1024*1024+700)*4*4/1024/1024/1024)*3+0.07" office:value-type="float" office:value="2.86003129243851" calcext:value-type="float">
            <text:p>2,8600312924</text:p>
          </table:table-cell>
          <table:table-cell table:formula="of:=[.B7]-[.E7]" office:value-type="float" office:value="3.13996870756149" calcext:value-type="float">
            <text:p>3,139968707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8*[.D8]*[.B8]" office:value-type="float" office:value="84.48" calcext:value-type="float">
            <text:p>84,48</text:p>
          </table:table-cell>
          <table:table-cell table:formula="of:=MIN(2.05; 1+(([.$B8]*0.04)))" office:value-type="float" office:value="1.32" calcext:value-type="float">
            <text:p>1,32</text:p>
          </table:table-cell>
          <table:table-cell table:formula="of:=(([.C8]*1024*1024+700)*4*4/1024/1024/1024)*3+0.07" office:value-type="float" office:value="4.03003129243851" calcext:value-type="float">
            <text:p>4,0300312924</text:p>
          </table:table-cell>
          <table:table-cell table:formula="of:=[.B8]-[.E8]" office:value-type="float" office:value="3.96996870756149" calcext:value-type="float">
            <text:p>3,969968707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8*[.D9]*[.B9]" office:value-type="float" office:value="209.92" calcext:value-type="float">
            <text:p>209,92</text:p>
          </table:table-cell>
          <table:table-cell table:formula="of:=MIN(2.05; 1+(([.$B9]*0.04)))" office:value-type="float" office:value="1.64" calcext:value-type="float">
            <text:p>1,64</text:p>
          </table:table-cell>
          <table:table-cell table:formula="of:=(([.C9]*1024*1024+700)*4*4/1024/1024/1024)*3+0.07" office:value-type="float" office:value="9.91003129243851" calcext:value-type="float">
            <text:p>9,9100312924</text:p>
          </table:table-cell>
          <table:table-cell table:formula="of:=[.B9]-[.E9]" office:value-type="float" office:value="6.08996870756149" calcext:value-type="float">
            <text:p>6,089968707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8*[.D10]*[.B10]" office:value-type="float" office:value="524.8" calcext:value-type="float">
            <text:p>524,8</text:p>
          </table:table-cell>
          <table:table-cell table:formula="of:=MIN(2.05; 1+(([.$B10]*0.04)))" office:value-type="float" office:value="2.05" calcext:value-type="float">
            <text:p>2,05</text:p>
          </table:table-cell>
          <table:table-cell table:formula="of:=(([.C10]*1024*1024+700)*4*4/1024/1024/1024)*3+0.07" office:value-type="float" office:value="24.6700312924385" calcext:value-type="float">
            <text:p>24,6700312924</text:p>
          </table:table-cell>
          <table:table-cell table:formula="of:=[.B10]-[.E10]" office:value-type="float" office:value="7.3299687075615" calcext:value-type="float">
            <text:p>7,329968707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8*[.D11]*[.B11]" office:value-type="float" office:value="1049.6" calcext:value-type="float">
            <text:p>1049,6</text:p>
          </table:table-cell>
          <table:table-cell table:formula="of:=MIN(2.05; 1+(([.$B11]*0.04)))" office:value-type="float" office:value="2.05" calcext:value-type="float">
            <text:p>2,05</text:p>
          </table:table-cell>
          <table:table-cell table:formula="of:=(([.C11]*1024*1024+700)*4*4/1024/1024/1024)*3+0.07" office:value-type="float" office:value="49.2700312924385" calcext:value-type="float">
            <text:p>49,2700312924</text:p>
          </table:table-cell>
          <table:table-cell table:formula="of:=[.B11]-[.E11]" office:value-type="float" office:value="14.7299687075615" calcext:value-type="float">
            <text:p>14,729968707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8*[.D12]*[.B12]" office:value-type="float" office:value="2099.2" calcext:value-type="float">
            <text:p>2099,2</text:p>
          </table:table-cell>
          <table:table-cell table:formula="of:=MIN(2.05; 1+(([.$B12]*0.04)))" office:value-type="float" office:value="2.05" calcext:value-type="float">
            <text:p>2,05</text:p>
          </table:table-cell>
          <table:table-cell table:formula="of:=(([.C12]*1024*1024+700)*4*4/1024/1024/1024)*3+0.07" office:value-type="float" office:value="98.4700312924385" calcext:value-type="float">
            <text:p>98,4700312924</text:p>
          </table:table-cell>
          <table:table-cell table:formula="of:=[.B12]-[.E12]" office:value-type="float" office:value="29.5299687075615" calcext:value-type="float">
            <text:p>29,52996870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19:08:41.486590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2-26T17:37:29.252662582</meta:creation-date>
    <dc:date>2018-03-01T19:58:25.800501113</dc:date>
    <dc:creator>Pascal lemaitre</dc:creator>
    <meta:editing-duration>PT1H3M10S</meta:editing-duration>
    <meta:editing-cycles>11</meta:editing-cycles>
    <meta:generator>LibreOffice/4.3.3.2$Linux_X86_64 LibreOffice_project/430m0$Build-2</meta:generator>
    <meta:document-statistic meta:table-count="3" meta:cell-count="172" meta:object-count="0"/>
  </office:meta>
</office:document-meta>
</file>